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46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9cm" draw:marker-end-width="0.279cm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2.872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3.245cm" draw:shadow-offset-x="0.203cm" draw:shadow-offset-y="0.203cm"/>
    </style:style>
    <style:style style:name="gr7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cm"/>
    </style:style>
    <style:style style:name="gr11" style:family="graphic" style:parent-style-name="standard">
      <style:graphic-properties draw:fill-color="#004586" draw:fill-image-width="0cm" draw:fill-image-height="0cm" draw:textarea-horizontal-align="justify" draw:textarea-vertical-align="middle" draw:auto-grow-height="false"/>
    </style:style>
    <style:style style:name="gr12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1cm" svg:stroke-color="#999999" draw:marker-start-width="0.279cm" draw:marker-end="Arrow" draw:marker-end-width="0.48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fafafa" draw:textarea-horizontal-align="justify" draw:textarea-vertical-align="middle" draw:auto-grow-height="false"/>
    </style:style>
    <style:style style:name="gr17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051cm" draw:marker-start-width="0.279cm" draw:marker-end="Arrow" draw:marker-end-width="0.381cm" draw:fill="none" draw:fill-color="#58cc41" draw:fill-image-width="0cm" draw:fill-image-height="0cm" draw:textarea-vertical-align="middle" fo:padding-top="0.15cm" fo:padding-bottom="0.15cm" fo:padding-left="0.275cm" fo:padding-right="0.275cm" draw:shadow-offset-x="0.203cm" draw:shadow-offset-y="0.203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0" style:family="graphic" style:parent-style-name="objectwithoutfill">
      <style:graphic-properties svg:stroke-width="0.051cm" svg:stroke-color="#999999" draw:marker-start-width="0.279cm" draw:marker-end="Arrow" draw:marker-end-width="0.381cm" draw:fill="none" draw:fill-color="#58cc41" draw:fill-image-width="0cm" draw:fill-image-height="0cm" draw:textarea-vertical-align="middle" fo:padding-top="0.15cm" fo:padding-bottom="0.15cm" fo:padding-left="0.275cm" fo:padding-right="0.275cm" draw:shadow-offset-x="0.203cm" draw:shadow-offset-y="0.203cm"/>
    </style:style>
    <style:style style:name="gr21" style:family="graphic" style:parent-style-name="objectwithoutfill">
      <style:graphic-properties draw:stroke="dash" draw:stroke-dash="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2cm" fo:min-width="0cm" draw:shadow-offset-x="0.203cm" draw:shadow-offset-y="0.2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ffffff" fo:text-shadow="1pt 1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text-shadow="1pt 1pt"/>
    </style:style>
    <style:style style:name="T4" style:family="text">
      <style:text-properties fo:color="#ffffff"/>
    </style:style>
    <style:style style:name="T5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58cm" svg:height="6.604cm" svg:x="35.814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307cm" svg:height="1.098cm" svg:x="37.973cm" svg:y="6.858cm">
          <draw:text-box>
            <text:p><text:span text:style-name="T1">python-maliit</text:span></text:p>
          </draw:text-box>
        </draw:frame>
        <draw:custom-shape draw:style-name="gr1" draw:text-style-name="P1" draw:layer="layout" svg:width="5.588cm" svg:height="6.268cm" svg:x="-14.732cm" svg:y="6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307cm" svg:height="1.098cm" svg:x="-14.681cm" svg:y="6.912cm">
          <draw:text-box>
            <text:p><text:span text:style-name="T1">Qt 5</text:span></text:p>
          </draw:text-box>
        </draw:frame>
        <draw:custom-shape draw:style-name="gr1" draw:text-style-name="P1" draw:layer="layout" svg:width="43.688cm" svg:height="5.334cm" svg:x="-8.636cm" svg:y="24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2.446cm" svg:height="2.794cm" svg:x="21.082cm" svg:y="25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416cm" svg:height="2.54cm" svg:x="-8.128cm" svg:y="25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7.658cm" svg:height="5.842cm" svg:x="-14.73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1.684cm" svg:height="3.27cm" svg:x="9.144cm" svg:y="2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7.829cm" svg:height="1.038cm" svg:x="9.443cm" svg:y="2.172cm">
          <draw:text-box>
            <text:p><text:span text:style-name="T1">Input Method Servers</text:span></text:p>
          </draw:text-box>
        </draw:frame>
        <draw:custom-shape draw:style-name="gr3" draw:text-style-name="P1" draw:layer="layout" svg:width="21.336cm" svg:height="3.302cm" svg:x="21.336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6.316cm" svg:height="1.038cm" svg:x="21.684cm" svg:y="2.118cm">
          <draw:text-box>
            <text:p><text:span text:style-name="T1">Input Methods</text:span></text:p>
          </draw:text-box>
        </draw:frame>
        <draw:custom-shape draw:style-name="gr1" draw:text-style-name="P1" draw:layer="layout" svg:width="43.688cm" svg:height="16.682cm" svg:x="-8.636cm" svg:y="6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763cm" svg:height="8.128cm" svg:x="26.035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6.477cm" svg:height="1.038cm" svg:x="26.035cm" svg:y="14.478cm">
          <draw:text-box>
            <text:p><text:span text:style-name="T1">Plugin interface</text:span></text:p>
          </draw:text-box>
        </draw:frame>
        <draw:custom-shape draw:style-name="gr3" draw:text-style-name="P1" draw:layer="layout" svg:width="9.271cm" svg:height="8.128cm" svg:x="16.51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857cm" svg:height="1.038cm" svg:x="16.574cm" svg:y="14.224cm">
          <draw:text-box>
            <text:p><text:span text:style-name="T1">Server</text:span></text:p>
          </draw:text-box>
        </draw:frame>
        <draw:custom-shape draw:style-name="gr4" draw:text-style-name="P1" draw:layer="layout" svg:width="14.732cm" svg:height="8.128cm" svg:x="1.524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9.078cm" svg:height="1.038cm" svg:x="1.717cm" svg:y="14.478cm">
          <draw:text-box>
            <text:p><text:span text:style-name="T1">Qt 4 <text:s text:c="2"/>application support</text:span></text:p>
          </draw:text-box>
        </draw:frame>
        <draw:custom-shape draw:style-name="gr4" draw:text-style-name="P1" draw:layer="layout" svg:width="9.398cm" svg:height="8.128cm" svg:x="-8.38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1" draw:id="id11" draw:layer="layout" svg:width="20.32cm" svg:height="1.524cm" svg:x="8.636cm" svg:y="20.574cm">
          <text:p text:style-name="P1">com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0" draw:id="id10" draw:layer="layout" svg:width="4.826cm" svg:height="1.524cm" svg:x="20.574cm" svg:y="7.62cm">
          <text:p text:style-name="P1">maliit-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4.826cm" svg:height="1.524cm" svg:x="8.382cm" svg:y="12.446cm">
          <text:p text:style-name="P1">inputcontext-qt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8" draw:id="id8" draw:layer="layout" svg:width="4.064cm" svg:height="1.524cm" svg:x="12.446cm" svg:y="16.71cm">
          <text:p text:style-name="P1">conn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4.826cm" svg:height="1.524cm" svg:x="17.018cm" svg:y="10.414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4.826cm" svg:height="1.524cm" svg:x="27.432cm" svg:y="12.528cm">
          <text:p text:style-name="P1">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3.039cm" svg:height="1.524cm" svg:x="2.041cm" svg:y="10.414cm">
          <text:p text:style-name="P1">mali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9.108cm" svg:height="1.517cm" svg:x="-8.355cm" svg:y="6.912cm">
          <draw:text-box>
            <text:p><text:span text:style-name="T2">Maliit Framework</text:span></text:p>
          </draw:text-box>
        </draw:frame>
        <draw:custom-shape draw:style-name="gr8" draw:text-style-name="P1" xml:id="id3" draw:id="id3" draw:layer="layout" svg:width="7.112cm" svg:height="1.524cm" svg:x="13.462cm" svg:y="3.394cm">
          <text:p text:style-name="P1">Wayland Compo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2" draw:id="id12" draw:layer="layout" svg:width="5.334cm" svg:height="1.524cm" svg:x="23.114cm" svg:y="3.476cm">
          <text:p text:style-name="P1"><text:span text:style-name="T3">C++ I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7" draw:id="id7" draw:layer="layout" svg:width="5.458cm" svg:height="1.524cm" svg:x="5.08cm" svg:y="8.636cm">
          <text:p text:style-name="P1"><text:span text:style-name="T3">Standalone Qt4 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" draw:id="id5" draw:layer="layout" svg:width="4.318cm" svg:height="1.524cm" svg:x="11.43cm" svg:y="8.636cm">
          <text:p text:style-name="P1"><text:span text:style-name="T3">Direct Qt4 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2.606cm" svg:height="3.302cm" svg:x="-14.224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4.936cm" svg:height="1.038cm" svg:x="-14.08cm" svg:y="2.118cm">
          <draw:text-box>
            <text:p><text:span text:style-name="T1">Applications</text:span></text:p>
          </draw:text-box>
        </draw:frame>
        <draw:connector draw:style-name="gr13" draw:text-style-name="P1" draw:layer="layout" draw:type="curve" draw:line-skew="-0.586cm" svg:x1="5.343cm" svg:y1="4.826cm" svg:x2="3.56cm" svg:y2="10.414cm" draw:start-shape="id1" draw:start-glue-point="2" draw:end-shape="id2" draw:end-glue-point="0" svg:d="m5343 4826c0 3313-1783 520-1783 5588">
          <text:p/>
        </draw:connector>
        <draw:connector draw:style-name="gr14" draw:text-style-name="P1" draw:layer="layout" draw:type="curve" draw:line-skew="-0.595cm" svg:x1="17.018cm" svg:y1="4.918cm" svg:x2="19.431cm" svg:y2="10.414cm" draw:start-shape="id3" draw:start-glue-point="2" draw:end-shape="id4" draw:end-glue-point="0" svg:d="m17018 4918c0 3231 2413 483 2413 5496">
          <text:p/>
        </draw:connector>
        <draw:connector draw:style-name="gr14" draw:text-style-name="P1" draw:layer="layout" draw:type="curve" svg:x1="13.589cm" svg:y1="10.16cm" svg:x2="17.018cm" svg:y2="11.176cm" draw:start-shape="id5" draw:start-glue-point="2" draw:end-shape="id4" svg:d="m13589 10160c0 678 1143 1016 3429 1016">
          <text:p/>
        </draw:connector>
        <draw:connector draw:style-name="gr14" draw:text-style-name="P1" draw:layer="layout" draw:type="curve" svg:x1="13.589cm" svg:y1="10.16cm" svg:x2="10.795cm" svg:y2="12.446cm" draw:start-shape="id5" draw:start-glue-point="2" draw:end-shape="id6" draw:end-glue-point="0" svg:d="m13589 10160c0 1716-2794 573-2794 2286">
          <text:p/>
        </draw:connector>
        <draw:connector draw:style-name="gr14" draw:text-style-name="P1" draw:layer="layout" draw:type="curve" svg:x1="7.809cm" svg:y1="10.16cm" svg:x2="10.795cm" svg:y2="12.446cm" draw:start-shape="id7" draw:start-glue-point="2" draw:end-shape="id6" draw:end-glue-point="0" svg:d="m7809 10160c0 1716 2986 573 2986 2286">
          <text:p/>
        </draw:connector>
        <draw:connector draw:style-name="gr14" draw:text-style-name="P1" draw:layer="layout" draw:type="curve" svg:x1="8.382cm" svg:y1="13.208cm" svg:x2="5.08cm" svg:y2="11.176cm" draw:start-shape="id6" draw:start-glue-point="3" draw:end-shape="id2" draw:end-glue-point="1" svg:d="m8382 13208c-2476 0-826-2032-3302-2032">
          <text:p/>
        </draw:connector>
        <draw:connector draw:style-name="gr14" draw:text-style-name="P1" draw:layer="layout" draw:type="curve" svg:x1="10.795cm" svg:y1="13.97cm" svg:x2="12.446cm" svg:y2="17.472cm" draw:start-shape="id6" draw:start-glue-point="2" draw:end-shape="id8" draw:end-glue-point="3" svg:d="m10795 13970c0 2335 550 3502 1651 3502">
          <text:p/>
        </draw:connector>
        <draw:connector draw:style-name="gr14" draw:text-style-name="P1" draw:layer="layout" draw:type="curve" svg:x1="19.431cm" svg:y1="11.938cm" svg:x2="16.51cm" svg:y2="17.472cm" draw:start-shape="id4" draw:start-glue-point="2" draw:end-shape="id8" draw:end-glue-point="1" svg:d="m19431 11938c0 3690-973 5534-2921 5534">
          <text:p/>
        </draw:connector>
        <draw:connector draw:style-name="gr14" draw:text-style-name="P1" draw:layer="layout" draw:type="curve" draw:line-skew="0.761cm" svg:x1="21.844cm" svg:y1="11.176cm" svg:x2="27.432cm" svg:y2="13.29cm" draw:start-shape="id4" draw:end-shape="id9" svg:d="m21844 11176c5334 0 2540 2114 5588 2114">
          <text:p/>
        </draw:connector>
        <draw:connector draw:style-name="gr14" draw:text-style-name="P1" draw:layer="layout" draw:type="curve" svg:x1="22.987cm" svg:y1="9.144cm" svg:x2="19.431cm" svg:y2="10.414cm" draw:start-shape="id10" draw:start-glue-point="2" draw:end-shape="id4" draw:end-glue-point="0" svg:d="m22987 9144c0 954-3556 319-3556 1270">
          <text:p/>
        </draw:connector>
        <draw:connector draw:style-name="gr14" draw:text-style-name="P1" draw:layer="layout" draw:type="curve" svg:x1="14.478cm" svg:y1="18.234cm" svg:x2="18.796cm" svg:y2="20.574cm" draw:start-shape="id8" draw:start-glue-point="2" draw:end-shape="id11" draw:end-glue-point="0" svg:d="m14478 18234c0 1756 4318 587 4318 2340">
          <text:p/>
        </draw:connector>
        <draw:connector draw:style-name="gr14" draw:text-style-name="P1" draw:layer="layout" draw:type="curve" svg:x1="3.56cm" svg:y1="11.938cm" svg:x2="8.636cm" svg:y2="21.336cm" draw:start-shape="id2" draw:start-glue-point="2" draw:end-shape="id11" draw:end-glue-point="3" svg:d="m3560 11938c0 6266 1692 9398 5076 9398">
          <text:p/>
        </draw:connector>
        <draw:connector draw:style-name="gr14" draw:text-style-name="P1" draw:layer="layout" draw:type="curve" svg:x1="29.845cm" svg:y1="14.052cm" svg:x2="28.956cm" svg:y2="21.336cm" draw:start-shape="id9" draw:start-glue-point="2" draw:end-shape="id11" draw:end-glue-point="1" svg:d="m29845 14052c0 4856-296 7284-889 7284">
          <text:p/>
        </draw:connector>
        <draw:connector draw:style-name="gr14" draw:text-style-name="P1" draw:layer="layout" draw:type="curve" svg:x1="10.795cm" svg:y1="13.97cm" svg:x2="8.636cm" svg:y2="21.336cm" draw:start-shape="id6" draw:start-glue-point="2" draw:end-shape="id11" draw:end-glue-point="3" svg:d="m10795 13970c0 4954-1330 4128-2058 4731s-852 2635-101 2635">
          <text:p/>
        </draw:connector>
        <draw:frame draw:style-name="gr15" draw:text-style-name="P3" draw:layer="layout" svg:width="10.51cm" svg:height="1.517cm" svg:x="-8.636cm" svg:y="0.054cm">
          <draw:text-box>
            <text:p><text:span text:style-name="T2">External consumers</text:span></text:p>
          </draw:text-box>
        </draw:frame>
        <draw:custom-shape draw:style-name="gr16" draw:text-style-name="P1" draw:layer="layout" svg:width="6.858cm" svg:height="14.732cm" svg:x="35.814cm" svg:y="14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curve" draw:line-skew="1.299cm" svg:x1="25.781cm" svg:y1="5cm" svg:x2="29.845cm" svg:y2="12.528cm" draw:start-shape="id12" draw:start-glue-point="2" draw:end-shape="id9" svg:d="m25781 5000c0 7596 4064 3832 4064 7528">
          <text:p/>
        </draw:connector>
        <draw:custom-shape draw:style-name="gr9" draw:text-style-name="P1" xml:id="id14" draw:id="id14" draw:layer="layout" svg:width="4.826cm" svg:height="1.524cm" svg:x="-3.81cm" svg:y="14.478cm">
          <text:p text:style-name="P1">inputcontext-gt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5" draw:id="id15" draw:layer="layout" svg:width="3.683cm" svg:height="1.524cm" svg:x="-3.683cm" svg:y="10.75cm">
          <text:p text:style-name="P1"><text:span text:style-name="T4">GTK+ 3 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3.556cm" svg:height="1.524cm" svg:x="-7.62cm" svg:y="10.75cm">
          <text:p text:style-name="P1"><text:span text:style-name="T3">GTK+ 2 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30" draw:id="id30" draw:layer="layout" svg:width="3.403cm" svg:height="1.524cm" svg:x="-6.635cm" svg:y="3.222cm">
          <text:p text:style-name="P1">GTK+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29" draw:id="id29" draw:layer="layout" svg:width="3.646cm" svg:height="1.524cm" svg:x="-2.745cm" svg:y="3.222cm">
          <text:p text:style-name="P1">GTK+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-5.842cm" svg:y1="12.274cm" svg:x2="-1.397cm" svg:y2="14.478cm" draw:start-shape="id13" draw:start-glue-point="2" draw:end-shape="id14" svg:d="m-5842 12274c0 1654 4445 553 4445 2204">
          <text:p/>
        </draw:connector>
        <draw:connector draw:style-name="gr18" draw:text-style-name="P1" draw:layer="layout" draw:type="curve" svg:x1="-1.842cm" svg:y1="12.274cm" svg:x2="-1.397cm" svg:y2="14.478cm" draw:start-shape="id15" draw:start-glue-point="2" draw:end-shape="id14" draw:end-glue-point="0" svg:d="m-1842 12274c0 1654 445 553 445 2204">
          <text:p/>
        </draw:connector>
        <draw:custom-shape draw:style-name="gr7" draw:text-style-name="P1" xml:id="id22" draw:id="id22" draw:layer="layout" svg:width="4.572cm" svg:height="1.524cm" svg:x="0cm" svg:y="25.654cm">
          <text:p text:style-name="P1">Glib-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5" draw:id="id25" draw:layer="layout" svg:width="3.937cm" svg:height="1.524cm" svg:x="5.08cm" svg:y="25.654cm">
          <text:p text:style-name="P1">Qt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12.029cm" svg:height="1.517cm" svg:x="-8.116cm" svg:y="27.947cm">
          <draw:text-box>
            <text:p><text:span text:style-name="T2">External dependencies</text:span></text:p>
          </draw:text-box>
        </draw:frame>
        <draw:custom-shape draw:style-name="gr7" draw:text-style-name="P1" xml:id="id24" draw:id="id24" draw:layer="layout" svg:width="5.08cm" svg:height="1.524cm" svg:x="-7.366cm" svg:y="25.654cm">
          <text:p text:style-name="P1">GTK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6" draw:id="id16" draw:layer="layout" svg:width="5.334cm" svg:height="1.524cm" svg:x="29.464cm" svg:y="3.39cm">
          <text:p text:style-name="P1"><text:span text:style-name="T3">QML I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7" draw:id="id17" draw:layer="layout" svg:width="4.826cm" svg:height="1.524cm" svg:x="29.21cm" svg:y="8.636cm">
          <text:p text:style-name="P1">plugins-qu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32.131cm" svg:y1="4.914cm" svg:x2="31.623cm" svg:y2="8.636cm" draw:start-shape="id16" draw:start-glue-point="2" draw:end-shape="id17" draw:end-glue-point="0" svg:d="m32131 4914c0 2793-508 932-508 3722">
          <text:p/>
        </draw:connector>
        <draw:connector draw:style-name="gr18" draw:text-style-name="P1" draw:layer="layout" draw:type="curve" svg:x1="31.623cm" svg:y1="10.16cm" svg:x2="29.845cm" svg:y2="12.528cm" draw:start-shape="id17" draw:start-glue-point="2" draw:end-shape="id9" draw:end-glue-point="0" svg:d="m31623 10160c0 1777-1778 594-1778 2368">
          <text:p/>
        </draw:connector>
        <draw:custom-shape draw:style-name="gr12" draw:text-style-name="P4" xml:id="id18" draw:id="id18" draw:layer="layout" svg:width="5.334cm" svg:height="1.524cm" svg:x="35.306cm" svg:y="3.394cm">
          <text:p text:style-name="P1"><text:span text:style-name="T3">Python I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9" draw:id="id19" draw:layer="layout" svg:width="4.826cm" svg:height="1.524cm" svg:x="36.576cm" svg:y="10.414cm">
          <text:p text:style-name="P1">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draw:line-skew="1.269cm" svg:x1="37.973cm" svg:y1="4.918cm" svg:x2="38.989cm" svg:y2="10.414cm" draw:start-shape="id18" draw:start-glue-point="2" draw:end-shape="id19" draw:end-glue-point="0" svg:d="m37973 4918c0 6027 1016 3279 1016 5496">
          <text:p/>
        </draw:connector>
        <draw:custom-shape draw:style-name="gr17" draw:text-style-name="P1" xml:id="id27" draw:id="id27" draw:layer="layout" svg:width="4.618cm" svg:height="1.524cm" svg:x="-12.522cm" svg:y="3.302cm">
          <text:p text:style-name="P1">Qt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1" draw:id="id21" draw:layer="layout" svg:width="4.826cm" svg:height="1.524cm" svg:x="11.43cm" svg:y="25.654cm">
          <text:p text:style-name="P1">X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" draw:id="id1" draw:layer="layout" svg:width="5.105cm" svg:height="1.524cm" svg:x="2.791cm" svg:y="3.302cm">
          <text:p text:style-name="P1">Qt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0" draw:id="id20" draw:layer="layout" svg:width="3.937cm" svg:height="1.524cm" svg:x="21.463cm" svg:y="12.446cm">
          <text:p text:style-name="P1">server-x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22.987cm" svg:y1="9.144cm" svg:x2="23.431cm" svg:y2="12.446cm" draw:start-shape="id10" draw:start-glue-point="2" draw:end-shape="id20" draw:end-glue-point="0" svg:d="m22987 9144c0 2478 444 827 444 3302">
          <text:p/>
        </draw:connector>
        <draw:custom-shape draw:style-name="gr12" draw:text-style-name="P4" xml:id="id28" draw:id="id28" draw:layer="layout" svg:width="3.556cm" svg:height="1.524cm" svg:x="-13.716cm" svg:y="8.972cm">
          <text:p text:style-name="P1"><text:span text:style-name="T3">Maliit</text:span></text:p>
          <text:p text:style-name="P1"><text:span text:style-name="T3">Platform 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23.431cm" svg:y1="13.97cm" svg:x2="16.256cm" svg:y2="26.416cm" draw:start-shape="id20" draw:start-glue-point="2" draw:end-shape="id21" draw:end-glue-point="1" svg:d="m23431 13970c0 8298-2391 12446-7175 12446">
          <text:p/>
        </draw:connector>
        <draw:connector draw:style-name="gr20" draw:text-style-name="P1" draw:layer="layout" draw:type="curve" svg:x1="14.478cm" svg:y1="18.234cm" svg:x2="2.286cm" svg:y2="25.654cm" draw:start-shape="id8" draw:start-glue-point="2" draw:end-shape="id22" draw:end-glue-point="0" svg:d="m14478 18234c0 5566-12192 1857-12192 7420">
          <text:p/>
        </draw:connector>
        <draw:connector draw:style-name="gr18" draw:text-style-name="P1" draw:layer="layout" draw:type="curve" svg:x1="18.796cm" svg:y1="22.098cm" svg:x2="25.654cm" svg:y2="25.654cm" draw:start-shape="id11" draw:start-glue-point="2" draw:end-shape="id23" svg:d="m18796 22098c0 2668 6858 891 6858 3556">
          <text:p/>
        </draw:connector>
        <draw:connector draw:style-name="gr18" draw:text-style-name="P1" draw:layer="layout" draw:type="curve" draw:line-skew="1.877cm" svg:x1="-1.397cm" svg:y1="16.002cm" svg:x2="-4.826cm" svg:y2="25.654cm" draw:start-shape="id14" draw:start-glue-point="2" draw:end-shape="id24" draw:end-glue-point="0" svg:d="m-1397 16002c0 10056-3429 5230-3429 9652">
          <text:p/>
        </draw:connector>
        <draw:custom-shape draw:style-name="gr7" draw:text-style-name="P1" xml:id="id23" draw:id="id23" draw:layer="layout" svg:width="8.128cm" svg:height="1.524cm" svg:x="21.59cm" svg:y="25.654cm">
          <text:p text:style-name="P1">QtCore/QtGui/QtWidg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draw:line-skew="0.888cm" svg:x1="14.478cm" svg:y1="18.234cm" svg:x2="7.048cm" svg:y2="25.654cm" draw:start-shape="id8" draw:start-glue-point="2" draw:end-shape="id25" draw:end-glue-point="0" svg:d="m14478 18234c0 6898-7430 3189-7430 7420">
          <text:p/>
        </draw:connector>
        <draw:connector draw:style-name="gr18" draw:text-style-name="P1" draw:layer="layout" draw:type="curve" svg:x1="-5.969cm" svg:y1="20.066cm" svg:x2="2.286cm" svg:y2="25.654cm" draw:start-shape="id26" draw:start-glue-point="2" draw:end-shape="id22" draw:end-glue-point="0" svg:d="m-5969 20066c0 4192 8255 1399 8255 5588">
          <text:p/>
        </draw:connector>
        <draw:frame draw:style-name="gr6" draw:text-style-name="P2" draw:layer="layout" svg:width="9.84cm" svg:height="1.038cm" svg:x="-7.62cm" svg:y="16.31cm">
          <draw:text-box>
            <text:p><text:span text:style-name="T1">GTK+ application <text:s/>support</text:span></text:p>
          </draw:text-box>
        </draw:frame>
        <draw:connector draw:style-name="gr13" draw:text-style-name="P1" draw:layer="layout" draw:type="curve" svg:x1="39.636cm" svg:y1="18.214cm" svg:x2="41.772cm" svg:y2="18.221cm" svg:d="m39636 18214c1602 0 534 7 2136 7">
          <text:p/>
        </draw:connector>
        <draw:connector draw:style-name="gr21" draw:text-style-name="P1" draw:layer="layout" draw:type="curve" svg:x1="-10.213cm" svg:y1="4.826cm" svg:x2="-11.938cm" svg:y2="8.972cm" draw:start-shape="id27" draw:start-glue-point="2" draw:end-shape="id28" draw:end-glue-point="0" svg:d="m-10213 4826c0 3111-1725 1038-1725 4146">
          <text:p/>
        </draw:connector>
        <draw:connector draw:style-name="gr21" draw:text-style-name="P1" draw:layer="layout" draw:type="curve" svg:x1="-0.922cm" svg:y1="4.746cm" svg:x2="-1.842cm" svg:y2="10.75cm" draw:start-shape="id29" draw:start-glue-point="2" draw:end-shape="id15" draw:end-glue-point="0" svg:d="m-922 4746c0 4504-920 1503-920 6004">
          <text:p/>
        </draw:connector>
        <draw:connector draw:style-name="gr21" draw:text-style-name="P1" draw:layer="layout" draw:type="curve" svg:x1="-4.934cm" svg:y1="4.746cm" svg:x2="-5.842cm" svg:y2="10.75cm" draw:start-shape="id30" draw:start-glue-point="2" draw:end-shape="id13" draw:end-glue-point="0" svg:d="m-4934 4746c0 4504-908 1503-908 6004">
          <text:p/>
        </draw:connector>
        <draw:connector draw:style-name="gr21" draw:text-style-name="P1" draw:layer="layout" draw:type="curve" svg:x1="5.343cm" svg:y1="4.826cm" svg:x2="13.589cm" svg:y2="8.636cm" draw:start-shape="id1" draw:start-glue-point="2" draw:end-shape="id5" draw:end-glue-point="0" svg:d="m5343 4826c0 2859 8246 954 8246 3810">
          <text:p/>
        </draw:connector>
        <draw:connector draw:style-name="gr21" draw:text-style-name="P1" draw:layer="layout" draw:type="curve" svg:x1="5.343cm" svg:y1="4.826cm" svg:x2="7.809cm" svg:y2="8.636cm" draw:start-shape="id1" draw:start-glue-point="2" draw:end-shape="id7" draw:end-glue-point="0" svg:d="m5343 4826c0 2859 2466 954 2466 3810">
          <text:p/>
        </draw:connector>
        <draw:frame draw:style-name="gr19" draw:layer="layout" svg:width="2.86cm" svg:height="0.962cm" svg:x="36.24cm" svg:y="17.872cm">
          <draw:text-box>
            <text:p>Optional</text:p>
          </draw:text-box>
        </draw:frame>
        <draw:connector draw:style-name="gr14" draw:text-style-name="P1" draw:layer="layout" draw:type="curve" svg:x1="39.666cm" svg:y1="19.446cm" svg:x2="41.758cm" svg:y2="19.493cm" svg:d="m39666 19446c1569 0 523 47 2092 47">
          <text:p/>
        </draw:connector>
        <draw:frame draw:style-name="gr22" draw:layer="layout" svg:width="2.157cm" svg:height="1.07cm" svg:x="36.24cm" svg:y="18.942cm">
          <draw:text-box>
            <text:p>Direct</text:p>
          </draw:text-box>
        </draw:frame>
        <draw:connector draw:style-name="gr21" draw:text-style-name="P1" draw:layer="layout" draw:type="curve" svg:x1="39.754cm" svg:y1="20.53cm" svg:x2="41.795cm" svg:y2="20.543cm" svg:d="m39754 20530c1531 0 511 13 2041 13">
          <text:p/>
        </draw:connector>
        <draw:frame draw:style-name="gr22" draw:layer="layout" svg:width="2.581cm" svg:height="1.07cm" svg:x="36.236cm" svg:y="20.012cm">
          <draw:text-box>
            <text:p>Indirect</text:p>
          </draw:text-box>
        </draw:frame>
        <draw:connector draw:style-name="gr14" draw:text-style-name="P1" draw:layer="layout" draw:type="curve" svg:x1="36.576cm" svg:y1="11.176cm" svg:x2="32.258cm" svg:y2="13.29cm" draw:start-shape="id19" draw:start-glue-point="3" draw:end-shape="id9" draw:end-glue-point="1" svg:d="m36576 11176c-3237 0-1078 2114-4318 2114">
          <text:p/>
        </draw:connector>
        <draw:g>
          <draw:custom-shape draw:style-name="gr12" draw:text-style-name="P4" draw:layer="layout" svg:width="3.856cm" svg:height="0.856cm" svg:x="37.338cm" svg:y="23.368cm">
            <text:p text:style-name="P1"><text:span text:style-name="T3">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.856cm" svg:height="0.856cm" svg:x="37.338cm" svg:y="24.509cm">
            <text:p text:style-name="P1">Libra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3.856cm" svg:height="0.854cm" svg:x="37.338cm" svg:y="25.651cm">
            <text:p text:style-name="P1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3.856cm" svg:height="0.856cm" svg:x="37.338cm" svg:y="22.098cm">
            <text:p text:style-name="P1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3.856cm" svg:height="0.856cm" svg:x="37.384cm" svg:y="26.83cm">
            <text:p text:style-name="P1">Intern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3" draw:text-style-name="P6" draw:layer="layout" svg:width="5.08cm" svg:height="1.195cm" svg:x="36.83cm" svg:y="15.494cm">
          <draw:text-box>
            <text:p><text:span text:style-name="T5">Legend</text:span></text:p>
          </draw:text-box>
        </draw:frame>
        <draw:custom-shape draw:style-name="gr9" draw:text-style-name="P1" xml:id="id26" draw:id="id26" draw:layer="layout" svg:width="4.826cm" svg:height="1.524cm" svg:x="-8.382cm" svg:y="18.542cm">
          <text:p text:style-name="P1">connectiion-g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-1.397cm" svg:y1="16.002cm" svg:x2="-3.556cm" svg:y2="19.304cm" draw:start-shape="id14" draw:start-glue-point="2" draw:end-shape="id26" draw:end-glue-point="1" svg:d="m-1397 16002c0 2202-719 3302-2159 3302">
          <text:p/>
        </draw:connector>
        <draw:frame draw:style-name="gr6" draw:text-style-name="P2" draw:layer="layout" svg:width="2.534cm" svg:height="1.038cm" svg:x="30.226cm" svg:y="25.908cm">
          <draw:text-box>
            <text:p><text:span text:style-name="T1">Qt</text:span></text:p>
          </draw:text-box>
        </draw:fram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2T14:02:26</meta:creation-date>
    <meta:editing-duration>P1DT8H35M4S</meta:editing-duration>
    <meta:editing-cycles>161</meta:editing-cycles>
    <dc:date>2012-07-24T17:05:55</dc:date>
    <meta:generator>LibreOffice/3.5$Linux_X86_64 LibreOffice_project/350m1$Build-3</meta:generator>
    <meta:document-statistic meta:object-count="128"/>
  </office:meta>
</office:document-meta>
</file>